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62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2-features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column table:style-name="co1" table:number-columns-repeated="3" table:default-cell-style-name="ce4"/>
        <table:table-row table:style-name="ro1">
          <table:table-cell table:style-name="ce1" office:value-type="string" calcext:value-type="string">
            <text:p>5/28</text:p>
          </table:table-cell>
          <table:table-cell table:style-name="ce2" table:number-columns-repeated="5"/>
        </table:table-row>
        <table:table-row table:style-name="ro1">
          <table:table-cell table:style-name="ce1"/>
          <table:table-cell table:style-name="ce2" office:value-type="string" calcext:value-type="string">
            <text:p>feature_type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rmse</text:p>
          </table:table-cell>
          <table:table-cell table:style-name="ce2" office:value-type="string" calcext:value-type="string">
            <text:p>final_scor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as_ma,ppo</text:p>
          </table:table-cell>
          <table:table-cell office:value-type="float" office:value="0.622222" calcext:value-type="float">
            <text:p>0.622222</text:p>
          </table:table-cell>
          <table:table-cell office:value-type="float" office:value="0.36669" calcext:value-type="float">
            <text:p>0.36669</text:p>
          </table:table-cell>
          <table:table-cell office:value-type="float" office:value="14.817843" calcext:value-type="float">
            <text:p>14.81784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30,rocr</text:p>
          </table:table-cell>
          <table:table-cell office:value-type="float" office:value="0.633333" calcext:value-type="float">
            <text:p>0.633333</text:p>
          </table:table-cell>
          <table:table-cell office:value-type="float" office:value="0.988912" calcext:value-type="float">
            <text:p>0.988912</text:p>
          </table:table-cell>
          <table:table-cell office:value-type="float" office:value="14.417446" calcext:value-type="float">
            <text:p>14.41744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,k</text:p>
          </table:table-cell>
          <table:table-cell office:value-type="float" office:value="0.6" calcext:value-type="float">
            <text:p>0.6</text:p>
          </table:table-cell>
          <table:table-cell office:value-type="float" office:value="0.340265" calcext:value-type="float">
            <text:p>0.340265</text:p>
          </table:table-cell>
          <table:table-cell office:value-type="float" office:value="14.415662" calcext:value-type="float">
            <text:p>14.41566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s_ma,ema3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343982" calcext:value-type="float">
            <text:p>0.343982</text:p>
          </table:table-cell>
          <table:table-cell office:value-type="float" office:value="14.408819" calcext:value-type="float">
            <text:p>14.40881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10,rocr</text:p>
          </table:table-cell>
          <table:table-cell office:value-type="float" office:value="0.622222" calcext:value-type="float">
            <text:p>0.622222</text:p>
          </table:table-cell>
          <table:table-cell office:value-type="float" office:value="0.311868" calcext:value-type="float">
            <text:p>0.311868</text:p>
          </table:table-cell>
          <table:table-cell office:value-type="float" office:value="14.37558" calcext:value-type="float">
            <text:p>14.37558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3" office:value-type="date" office:date-value="2018-01-06" calcext:value-type="date">
            <text:p>06/01/18</text:p>
          </table:table-cell>
          <table:table-cell table:style-name="Default" table:number-columns-repeated="5"/>
        </table:table-row>
        <table:table-row table:style-name="ro1">
          <table:table-cell table:style-name="ce1"/>
          <table:table-cell table:style-name="ce2" office:value-type="string" calcext:value-type="string">
            <text:p>feature_type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rmse</text:p>
          </table:table-cell>
          <table:table-cell table:style-name="ce2" office:value-type="string" calcext:value-type="string">
            <text:p>final_score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5,nbias3</text:p>
          </table:table-cell>
          <table:table-cell office:value-type="float" office:value="0.644444" calcext:value-type="float">
            <text:p>0.644444</text:p>
          </table:table-cell>
          <table:table-cell office:value-type="float" office:value="0.566849" calcext:value-type="float">
            <text:p>0.566849</text:p>
          </table:table-cell>
          <table:table-cell office:value-type="float" office:value="14.801318" calcext:value-type="float">
            <text:p>14.80131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as_ma,rsi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499755" calcext:value-type="float">
            <text:p>0.499755</text:p>
          </table:table-cell>
          <table:table-cell office:value-type="float" office:value="14.507951" calcext:value-type="float">
            <text:p>14.5079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s_3_6,ema30</text:p>
          </table:table-cell>
          <table:table-cell office:value-type="float" office:value="0.633333" calcext:value-type="float">
            <text:p>0.633333</text:p>
          </table:table-cell>
          <table:table-cell office:value-type="float" office:value="1.079107" calcext:value-type="float">
            <text:p>1.079107</text:p>
          </table:table-cell>
          <table:table-cell office:value-type="float" office:value="14.491746" calcext:value-type="float">
            <text:p>14.4917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s_3_6,ema20</text:p>
          </table:table-cell>
          <table:table-cell office:value-type="float" office:value="0.644444" calcext:value-type="float">
            <text:p>0.644444</text:p>
          </table:table-cell>
          <table:table-cell office:value-type="float" office:value="0.808338" calcext:value-type="float">
            <text:p>0.808338</text:p>
          </table:table-cell>
          <table:table-cell office:value-type="float" office:value="14.474988" calcext:value-type="float">
            <text:p>14.47498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s_ma,ema20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877482" calcext:value-type="float">
            <text:p>0.877482</text:p>
          </table:table-cell>
          <table:table-cell office:value-type="float" office:value="14.359767" calcext:value-type="float">
            <text:p>14.359767</text:p>
          </table:table-cell>
        </table:table-row>
      </table:table>
      <table:table table:name="3-features" table:style-name="ta1">
        <table:table-column table:style-name="co1" table:default-cell-style-name="ce2"/>
        <table:table-column table:style-name="co1" table:default-cell-style-name="ce4"/>
        <table:table-column table:style-name="co3" table:default-cell-style-name="ce4"/>
        <table:table-column table:style-name="co1" table:number-columns-repeated="3" table:default-cell-style-name="ce4"/>
        <table:table-column table:style-name="co1" table:default-cell-style-name="Default"/>
        <table:table-row table:style-name="ro1">
          <table:table-cell table:style-name="Default" office:value-type="string" calcext:value-type="string">
            <text:p>5/28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feature_type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rmse</text:p>
          </table:table-cell>
          <table:table-cell table:style-name="ce2" office:value-type="string" calcext:value-type="string">
            <text:p>final_score</text:p>
          </table:table-cell>
          <table:table-cell table:style-name="Default"/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as_ma,ema20,macdsignal1</text:p>
          </table:table-cell>
          <table:table-cell office:value-type="float" office:value="0.633333" calcext:value-type="float">
            <text:p>0.633333</text:p>
          </table:table-cell>
          <table:table-cell office:value-type="float" office:value="0.252344" calcext:value-type="float">
            <text:p>0.252344</text:p>
          </table:table-cell>
          <table:table-cell office:value-type="float" office:value="14.859314" calcext:value-type="float">
            <text:p>14.859314</text:p>
          </table:table-cell>
          <table:table-cell table:formula="of:=&quot;'&quot; &amp; [.C3] &amp; &quot;',&quot;" office:value-type="string" office:string-value="'bias_ma,ema20,macdsignal1'," calcext:value-type="string">
            <text:p>'bias_ma,ema20,macdsignal1',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s_ma,ema20,rsi</text:p>
          </table:table-cell>
          <table:table-cell office:value-type="float" office:value="0.644444" calcext:value-type="float">
            <text:p>0.644444</text:p>
          </table:table-cell>
          <table:table-cell office:value-type="float" office:value="0.434859" calcext:value-type="float">
            <text:p>0.434859</text:p>
          </table:table-cell>
          <table:table-cell office:value-type="float" office:value="14.745057" calcext:value-type="float">
            <text:p>14.745057</text:p>
          </table:table-cell>
          <table:table-cell table:formula="of:=&quot;'&quot; &amp; [.C4] &amp; &quot;',&quot;" office:value-type="string" office:string-value="'bias_ma,ema20,rsi'," calcext:value-type="string">
            <text:p>'bias_ma,ema20,rsi'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as_3_6,ema20,macdsignal1</text:p>
          </table:table-cell>
          <table:table-cell office:value-type="float" office:value="0.633333" calcext:value-type="float">
            <text:p>0.633333</text:p>
          </table:table-cell>
          <table:table-cell office:value-type="float" office:value="0.251903" calcext:value-type="float">
            <text:p>0.251903</text:p>
          </table:table-cell>
          <table:table-cell office:value-type="float" office:value="14.608719" calcext:value-type="float">
            <text:p>14.608719</text:p>
          </table:table-cell>
          <table:table-cell table:formula="of:=&quot;'&quot; &amp; [.C5] &amp; &quot;',&quot;" office:value-type="string" office:string-value="'bias_3_6,ema20,macdsignal1'," calcext:value-type="string">
            <text:p>'bias_3_6,ema20,macdsignal1',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as_ma,ema30,macdhist1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270979" calcext:value-type="float">
            <text:p>0.270979</text:p>
          </table:table-cell>
          <table:table-cell office:value-type="float" office:value="14.577798" calcext:value-type="float">
            <text:p>14.577798</text:p>
          </table:table-cell>
          <table:table-cell table:formula="of:=&quot;'&quot; &amp; [.C6] &amp; &quot;',&quot;" office:value-type="string" office:string-value="'bias_ma,ema30,macdhist1'," calcext:value-type="string">
            <text:p>'bias_ma,ema30,macdhist1'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s_3_6,ema20,macdhist1</text:p>
          </table:table-cell>
          <table:table-cell office:value-type="float" office:value="0.622222" calcext:value-type="float">
            <text:p>0.622222</text:p>
          </table:table-cell>
          <table:table-cell office:value-type="float" office:value="0.678602" calcext:value-type="float">
            <text:p>0.678602</text:p>
          </table:table-cell>
          <table:table-cell office:value-type="float" office:value="14.572807" calcext:value-type="float">
            <text:p>14.572807</text:p>
          </table:table-cell>
          <table:table-cell table:formula="of:=&quot;'&quot; &amp; [.C7] &amp; &quot;',&quot;" office:value-type="string" office:string-value="'bias_3_6,ema20,macdhist1'," calcext:value-type="string">
            <text:p>'bias_3_6,ema20,macdhist1',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5,nbias3,rocr</text:p>
          </table:table-cell>
          <table:table-cell office:value-type="float" office:value="0.633333" calcext:value-type="float">
            <text:p>0.633333</text:p>
          </table:table-cell>
          <table:table-cell office:value-type="float" office:value="0.436073" calcext:value-type="float">
            <text:p>0.436073</text:p>
          </table:table-cell>
          <table:table-cell office:value-type="float" office:value="14.527309" calcext:value-type="float">
            <text:p>14.527309</text:p>
          </table:table-cell>
          <table:table-cell table:formula="of:=&quot;'&quot; &amp; [.C8] &amp; &quot;',&quot;" office:value-type="string" office:string-value="'ema5,nbias3,rocr'," calcext:value-type="string">
            <text:p>'ema5,nbias3,rocr',</text:p>
          </table:table-cell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ce3" office:value-type="date" office:date-value="2018-01-06" calcext:value-type="date">
            <text:p>06/01/18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feature_type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rmse</text:p>
          </table:table-cell>
          <table:table-cell table:style-name="ce2" office:value-type="string" calcext:value-type="string">
            <text:p>final_score</text:p>
          </table:table-cell>
          <table:table-cell table:style-name="Default"/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s_ma,ema30,macdsignal1</text:p>
          </table:table-cell>
          <table:table-cell office:value-type="float" office:value="0.677778" calcext:value-type="float">
            <text:p>0.677778</text:p>
          </table:table-cell>
          <table:table-cell office:value-type="float" office:value="0.388967" calcext:value-type="float">
            <text:p>0.388967</text:p>
          </table:table-cell>
          <table:table-cell office:value-type="float" office:value="14.922997" calcext:value-type="float">
            <text:p>14.922997</text:p>
          </table:table-cell>
          <table:table-cell table:formula="of:=&quot;'&quot; &amp; [.C12] &amp; &quot;',&quot;" office:value-type="string" office:string-value="'bias_ma,ema30,macdsignal1'," calcext:value-type="string">
            <text:p>'bias_ma,ema30,macdsignal1'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s_3_6,ema20,ppo</text:p>
          </table:table-cell>
          <table:table-cell office:value-type="float" office:value="0.7" calcext:value-type="float">
            <text:p>0.7</text:p>
          </table:table-cell>
          <table:table-cell office:value-type="float" office:value="0.56431" calcext:value-type="float">
            <text:p>0.56431</text:p>
          </table:table-cell>
          <table:table-cell office:value-type="float" office:value="14.894374" calcext:value-type="float">
            <text:p>14.894374</text:p>
          </table:table-cell>
          <table:table-cell table:formula="of:=&quot;'&quot; &amp; [.C13] &amp; &quot;',&quot;" office:value-type="string" office:string-value="'bias_3_6,ema20,ppo'," calcext:value-type="string">
            <text:p>'bias_3_6,ema20,ppo'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s_3_6,ema20,ema30</text:p>
          </table:table-cell>
          <table:table-cell office:value-type="float" office:value="0.677778" calcext:value-type="float">
            <text:p>0.677778</text:p>
          </table:table-cell>
          <table:table-cell office:value-type="float" office:value="0.527844" calcext:value-type="float">
            <text:p>0.527844</text:p>
          </table:table-cell>
          <table:table-cell office:value-type="float" office:value="14.806762" calcext:value-type="float">
            <text:p>14.806762</text:p>
          </table:table-cell>
          <table:table-cell table:formula="of:=&quot;'&quot; &amp; [.C14] &amp; &quot;',&quot;" office:value-type="string" office:string-value="'bias_3_6,ema20,ema30'," calcext:value-type="string">
            <text:p>'bias_3_6,ema20,ema30'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s_3_6,ema20,macd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435878" calcext:value-type="float">
            <text:p>0.435878</text:p>
          </table:table-cell>
          <table:table-cell office:value-type="float" office:value="14.707823" calcext:value-type="float">
            <text:p>14.707823</text:p>
          </table:table-cell>
          <table:table-cell table:formula="of:=&quot;'&quot; &amp; [.C15] &amp; &quot;',&quot;" office:value-type="string" office:string-value="'bias_3_6,ema20,macd1'," calcext:value-type="string">
            <text:p>'bias_3_6,ema20,macd1',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s_ma,ema20,ppo</text:p>
          </table:table-cell>
          <table:table-cell office:value-type="float" office:value="0.644444" calcext:value-type="float">
            <text:p>0.644444</text:p>
          </table:table-cell>
          <table:table-cell office:value-type="float" office:value="0.404424" calcext:value-type="float">
            <text:p>0.404424</text:p>
          </table:table-cell>
          <table:table-cell office:value-type="float" office:value="14.60867" calcext:value-type="float">
            <text:p>14.60867</text:p>
          </table:table-cell>
          <table:table-cell table:formula="of:=&quot;'&quot; &amp; [.C16] &amp; &quot;',&quot;" office:value-type="string" office:string-value="'bias_ma,ema20,ppo'," calcext:value-type="string">
            <text:p>'bias_ma,ema20,ppo',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s_ma,ema20,k</text:p>
          </table:table-cell>
          <table:table-cell office:value-type="float" office:value="0.644444" calcext:value-type="float">
            <text:p>0.644444</text:p>
          </table:table-cell>
          <table:table-cell office:value-type="float" office:value="0.939664" calcext:value-type="float">
            <text:p>0.939664</text:p>
          </table:table-cell>
          <table:table-cell office:value-type="float" office:value="14.553666" calcext:value-type="float">
            <text:p>14.553666</text:p>
          </table:table-cell>
          <table:table-cell table:formula="of:=&quot;'&quot; &amp; [.C17] &amp; &quot;',&quot;" office:value-type="string" office:string-value="'bias_ma,ema20,k'," calcext:value-type="string">
            <text:p>'bias_ma,ema20,k',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s_ma,ema30,macd1</text:p>
          </table:table-cell>
          <table:table-cell office:value-type="float" office:value="0.655556" calcext:value-type="float">
            <text:p>0.655556</text:p>
          </table:table-cell>
          <table:table-cell office:value-type="float" office:value="0.451812" calcext:value-type="float">
            <text:p>0.451812</text:p>
          </table:table-cell>
          <table:table-cell office:value-type="float" office:value="14.520633" calcext:value-type="float">
            <text:p>14.520633</text:p>
          </table:table-cell>
          <table:table-cell table:formula="of:=&quot;'&quot; &amp; [.C18] &amp; &quot;',&quot;" office:value-type="string" office:string-value="'bias_ma,ema30,macd1'," calcext:value-type="string">
            <text:p>'bias_ma,ema30,macd1'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s_3_6,ema20,nbias6</text:p>
          </table:table-cell>
          <table:table-cell office:value-type="float" office:value="0.644444" calcext:value-type="float">
            <text:p>0.644444</text:p>
          </table:table-cell>
          <table:table-cell office:value-type="float" office:value="0.835208" calcext:value-type="float">
            <text:p>0.835208</text:p>
          </table:table-cell>
          <table:table-cell office:value-type="float" office:value="14.485037" calcext:value-type="float">
            <text:p>14.485037</text:p>
          </table:table-cell>
          <table:table-cell table:formula="of:=&quot;'&quot; &amp; [.C19] &amp; &quot;',&quot;" office:value-type="string" office:string-value="'bias_3_6,ema20,nbias6'," calcext:value-type="string">
            <text:p>'bias_3_6,ema20,nbias6',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as_ma,ema30,macdsignal1</text:p>
          </table:table-cell>
          <table:table-cell office:value-type="float" office:value="0.622222" calcext:value-type="float">
            <text:p>0.622222</text:p>
          </table:table-cell>
          <table:table-cell office:value-type="float" office:value="0.533616" calcext:value-type="float">
            <text:p>0.533616</text:p>
          </table:table-cell>
          <table:table-cell office:value-type="float" office:value="14.465373" calcext:value-type="float">
            <text:p>14.465373</text:p>
          </table:table-cell>
          <table:table-cell table:formula="of:=&quot;'&quot; &amp; [.C20] &amp; &quot;',&quot;" office:value-type="string" office:string-value="'bias_ma,ema30,macdsignal1'," calcext:value-type="string">
            <text:p>'bias_ma,ema30,macdsignal1'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s_3_6,ema30,macdsignal1</text:p>
          </table:table-cell>
          <table:table-cell office:value-type="float" office:value="0.655556" calcext:value-type="float">
            <text:p>0.655556</text:p>
          </table:table-cell>
          <table:table-cell office:value-type="float" office:value="0.467066" calcext:value-type="float">
            <text:p>0.467066</text:p>
          </table:table-cell>
          <table:table-cell office:value-type="float" office:value="14.463042" calcext:value-type="float">
            <text:p>14.463042</text:p>
          </table:table-cell>
          <table:table-cell table:formula="of:=&quot;'&quot; &amp; [.C21] &amp; &quot;',&quot;" office:value-type="string" office:string-value="'bias_3_6,ema30,macdsignal1'," calcext:value-type="string">
            <text:p>'bias_3_6,ema30,macdsignal1',</text:p>
          </table:table-cell>
        </table:table-row>
      </table:table>
      <table:table table:name="4-features" table:style-name="ta1">
        <table:table-column table:style-name="co1" table:default-cell-style-name="ce2"/>
        <table:table-column table:style-name="co1" table:default-cell-style-name="ce4"/>
        <table:table-column table:style-name="co4" table:default-cell-style-name="ce4"/>
        <table:table-column table:style-name="co1" table:number-columns-repeated="3" table:default-cell-style-name="ce4"/>
        <table:table-row table:style-name="ro1">
          <table:table-cell table:style-name="Default" office:value-type="string" calcext:value-type="string">
            <text:p>5/28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feature_type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rmse</text:p>
          </table:table-cell>
          <table:table-cell table:style-name="ce2" office:value-type="string" calcext:value-type="string">
            <text:p>final_score</text:p>
          </table:table-cell>
          <table:table-cell table:style-name="Default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s_ma,ema30,macdsignal1,rocr</text:p>
          </table:table-cell>
          <table:table-cell office:value-type="float" office:value="0.644444" calcext:value-type="float">
            <text:p>0.644444</text:p>
          </table:table-cell>
          <table:table-cell office:value-type="float" office:value="0.624587" calcext:value-type="float">
            <text:p>0.624587</text:p>
          </table:table-cell>
          <table:table-cell office:value-type="float" office:value="14.786001" calcext:value-type="float">
            <text:p>14.7860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as_3_6,ema20,ema30,macdsignal1</text:p>
          </table:table-cell>
          <table:table-cell office:value-type="float" office:value="0.655556" calcext:value-type="float">
            <text:p>0.655556</text:p>
          </table:table-cell>
          <table:table-cell office:value-type="float" office:value="0.28508" calcext:value-type="float">
            <text:p>0.28508</text:p>
          </table:table-cell>
          <table:table-cell office:value-type="float" office:value="14.664524" calcext:value-type="float">
            <text:p>14.66452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s_3_6,ema20,macdsignal1,rocr</text:p>
          </table:table-cell>
          <table:table-cell office:value-type="float" office:value="0.655556" calcext:value-type="float">
            <text:p>0.655556</text:p>
          </table:table-cell>
          <table:table-cell office:value-type="float" office:value="0.212447" calcext:value-type="float">
            <text:p>0.212447</text:p>
          </table:table-cell>
          <table:table-cell office:value-type="float" office:value="14.585456" calcext:value-type="float">
            <text:p>14.58545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as_ma,ema20,macdsignal1,ppo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308793" calcext:value-type="float">
            <text:p>0.308793</text:p>
          </table:table-cell>
          <table:table-cell office:value-type="float" office:value="14.583727" calcext:value-type="float">
            <text:p>14.58372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s_ma,ema30,macdsignal1,nbias3</text:p>
          </table:table-cell>
          <table:table-cell office:value-type="float" office:value="0.622222" calcext:value-type="float">
            <text:p>0.622222</text:p>
          </table:table-cell>
          <table:table-cell office:value-type="float" office:value="0.730814" calcext:value-type="float">
            <text:p>0.730814</text:p>
          </table:table-cell>
          <table:table-cell office:value-type="float" office:value="14.482043" calcext:value-type="float">
            <text:p>14.48204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s_ma,ema30,macdsignal1,rsi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867064" calcext:value-type="float">
            <text:p>0.867064</text:p>
          </table:table-cell>
          <table:table-cell office:value-type="float" office:value="14.47645" calcext:value-type="float">
            <text:p>14.4764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as_ma,ema30,macdhist1,macdsignal1</text:p>
          </table:table-cell>
          <table:table-cell office:value-type="float" office:value="0.577778" calcext:value-type="float">
            <text:p>0.577778</text:p>
          </table:table-cell>
          <table:table-cell office:value-type="float" office:value="0.354558" calcext:value-type="float">
            <text:p>0.354558</text:p>
          </table:table-cell>
          <table:table-cell office:value-type="float" office:value="14.46719" calcext:value-type="float">
            <text:p>14.46719</text:p>
          </table:table-cell>
        </table:table-row>
        <table:table-row table:style-name="ro1" table:number-rows-repeated="3">
          <table:table-cell table:style-name="Default" table:number-columns-repeated="6"/>
        </table:table-row>
        <table:table-row table:style-name="ro1">
          <table:table-cell table:style-name="ce3" office:value-type="date" office:date-value="2018-01-06" calcext:value-type="date">
            <text:p>06/01/18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feature_type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rmse</text:p>
          </table:table-cell>
          <table:table-cell table:style-name="ce2" office:value-type="string" calcext:value-type="string">
            <text:p>final_score</text:p>
          </table:table-cell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s_3_6,ema20,ema30,macd1</text:p>
          </table:table-cell>
          <table:table-cell office:value-type="float" office:value="0.766667" calcext:value-type="float">
            <text:p>0.766667</text:p>
          </table:table-cell>
          <table:table-cell office:value-type="float" office:value="0.55356" calcext:value-type="float">
            <text:p>0.55356</text:p>
          </table:table-cell>
          <table:table-cell office:value-type="float" office:value="15.921657" calcext:value-type="float">
            <text:p>15.9216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s_3_6,ema20,macd1,nbias6</text:p>
          </table:table-cell>
          <table:table-cell office:value-type="float" office:value="0.744444" calcext:value-type="float">
            <text:p>0.744444</text:p>
          </table:table-cell>
          <table:table-cell office:value-type="float" office:value="0.422577" calcext:value-type="float">
            <text:p>0.422577</text:p>
          </table:table-cell>
          <table:table-cell office:value-type="float" office:value="15.195583" calcext:value-type="float">
            <text:p>15.19558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s_ma,ema30,macdhist1,ppo</text:p>
          </table:table-cell>
          <table:table-cell office:value-type="float" office:value="0.7" calcext:value-type="float">
            <text:p>0.7</text:p>
          </table:table-cell>
          <table:table-cell office:value-type="float" office:value="0.543505" calcext:value-type="float">
            <text:p>0.543505</text:p>
          </table:table-cell>
          <table:table-cell office:value-type="float" office:value="15.163346" calcext:value-type="float">
            <text:p>15.1633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s_3_6,ema20,ema30,ema3_slope</text:p>
          </table:table-cell>
          <table:table-cell office:value-type="float" office:value="0.688889" calcext:value-type="float">
            <text:p>0.688889</text:p>
          </table:table-cell>
          <table:table-cell office:value-type="float" office:value="0.498559" calcext:value-type="float">
            <text:p>0.498559</text:p>
          </table:table-cell>
          <table:table-cell office:value-type="float" office:value="15.085859" calcext:value-type="float">
            <text:p>15.08585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s_3_6,ema20,nbias6,ppo</text:p>
          </table:table-cell>
          <table:table-cell office:value-type="float" office:value="0.711111" calcext:value-type="float">
            <text:p>0.711111</text:p>
          </table:table-cell>
          <table:table-cell office:value-type="float" office:value="0.465066" calcext:value-type="float">
            <text:p>0.465066</text:p>
          </table:table-cell>
          <table:table-cell office:value-type="float" office:value="15.02524" calcext:value-type="float">
            <text:p>15.025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s_3_6,ema20,ema30,nbias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53321" calcext:value-type="float">
            <text:p>0.553321</text:p>
          </table:table-cell>
          <table:table-cell office:value-type="float" office:value="14.972482" calcext:value-type="float">
            <text:p>14.97248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s_ma,ema30,macd1,ppo</text:p>
          </table:table-cell>
          <table:table-cell office:value-type="float" office:value="0.677778" calcext:value-type="float">
            <text:p>0.677778</text:p>
          </table:table-cell>
          <table:table-cell office:value-type="float" office:value="0.479659" calcext:value-type="float">
            <text:p>0.479659</text:p>
          </table:table-cell>
          <table:table-cell office:value-type="float" office:value="14.838436" calcext:value-type="float">
            <text:p>14.8384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08:13:38.641783911</meta:creation-date>
    <dc:date>2018-06-10T17:30:31.672311008</dc:date>
    <meta:editing-duration>PT1H25M31S</meta:editing-duration>
    <meta:editing-cycles>1</meta:editing-cycles>
    <meta:document-statistic meta:table-count="3" meta:cell-count="292" meta:object-count="0"/>
    <meta:generator>LibreOffice/5.1.6.2$Linux_X86_64 LibreOffice_project/10m0$Build-2</meta:generator>
  </office:meta>
</office:document-meta>
</file>